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D2]" office:value-type="float" office:value="900" calcext:value-type="float">
            <text:p>900.0</text:p>
          </table:table-cell>
          <table:table-cell/>
          <table:table-cell table:style-name="ce6"/>
          <table:table-cell table:style-name="ce32" table:formula="of:=[.T9]" office:value-type="float" office:value="7451594.55612" calcext:value-type="float">
            <text:p>7,451,595</text:p>
          </table:table-cell>
          <table:table-cell table:style-name="ce11" table:formula="of:=[.U9]" office:value-type="float" office:value="538838.208" calcext:value-type="float">
            <text:p>538,838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D2]*10*(1+[.AX15]))" office:value-type="float" office:value="13212" calcext:value-type="float">
            <text:p>13212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31.929" calcext:value-type="float">
            <text:p>31.9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71" calcext:value-type="float">
            <text:p>32.71</text:p>
          </table:table-cell>
          <table:table-cell table:style-name="ce12" table:formula="of:=[.T10]" office:value-type="percentage" office:value="32.71" calcext:value-type="percentage">
            <text:p>327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42" table:formula="of:=[.AI3]*2.20462" office:value-type="float" office:value="119.04948" calcext:value-type="float">
            <text:p>119.05</text:p>
          </table:table-cell>
          <table:table-cell table:style-name="ce42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9" calcext:value-type="float">
            <text:p>54.9</text:p>
          </table:table-cell>
          <table:table-cell table:style-name="ce10" table:formula="of:=[.V4]/60" office:value-type="percentage" office:value="0.002745" calcext:value-type="percentage">
            <text:p>0.27%</text:p>
          </table:table-cell>
          <table:table-cell table:style-name="ce9" table:formula="of:=1%*(1+3+3%*[.D59])+([.E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42" table:formula="of:=[.AI4]*2.20462" office:value-type="float" office:value="224.87124" calcext:value-type="float">
            <text:p>224.87</text:p>
          </table:table-cell>
          <table:table-cell table:style-name="ce42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42" table:formula="of:=SUM([.AJ3:.AJ4])" office:value-type="float" office:value="343.92072" calcext:value-type="float">
            <text:p>343.92</text:p>
          </table:table-cell>
          <table:table-cell table:style-name="ce42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85" calcext:value-type="float">
            <text:p>885</text:p>
          </table:table-cell>
          <table:table-cell table:style-name="ce5" table:formula="of:=[.D6]*(1+[.AC15])" office:value-type="float" office:value="11859" calcext:value-type="float">
            <text:p>1185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2894947.38" calcext:value-type="float">
            <text:p>2894947.3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7451594.55612" calcext:value-type="float">
            <text:p>7451594.55612</text:p>
          </table:table-cell>
          <table:table-cell table:style-name="ce6" table:formula="of:=([.R11]+[.R12])/2" office:value-type="float" office:value="538838.208" calcext:value-type="float">
            <text:p>538838.2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12008241.73224" calcext:value-type="float">
            <text:p>12008241.7322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71" calcext:value-type="percentage">
            <text:p>3271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910933815043" calcext:value-type="percentage">
            <text:p>97.5%</text:p>
          </table:table-cell>
          <table:table-cell table:formula="of:=1/(1-[.P11])" office:value-type="float" office:value="39.8580000000001" calcext:value-type="float">
            <text:p>39.8580000000001</text:p>
          </table:table-cell>
          <table:table-cell table:formula="of:=[.$R$2]/(1/(1+[.$N$15]+[.$AU$15]))" office:value-type="float" office:value="518042.52" calcext:value-type="float">
            <text:p>518042.5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391708768119" calcext:value-type="percentage">
            <text:p>97.6%</text:p>
          </table:table-cell>
          <table:table-cell table:formula="of:=1/(1-[.P12])" office:value-type="float" office:value="42.3579999999999" calcext:value-type="float">
            <text:p>42.3579999999999</text:p>
          </table:table-cell>
          <table:table-cell table:formula="of:=[.$R$2]/(1/(1+[.$N$15]+[.$AI$15]+[.$AU$15]))" office:value-type="float" office:value="559633.896" calcext:value-type="float">
            <text:p>559633.89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651321291581" calcext:value-type="percentage">
            <text:p>97.6%</text:p>
          </table:table-cell>
          <table:table-cell table:style-name="ce14" table:formula="of:=([.Q11]+[.Q12])/2" office:value-type="float" office:value="41.108" calcext:value-type="float">
            <text:p>41.1</text:p>
          </table:table-cell>
          <table:table-cell table:style-name="ce14" table:formula="of:=([.R11]+[.R12])/2" office:value-type="float" office:value="538838.208" calcext:value-type="float">
            <text:p>538838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72" calcext:value-type="percentage">
            <text:p>7.2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/>
          <table:table-cell table:style-name="ce9" table:formula="of:=[.AV46]+[.AW46]*[.D46]" office:value-type="percentage" office:value="0.052" calcext:value-type="percentage">
            <text:p>5.20%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71" calcext:value-type="percentage">
            <text:p>327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48" calcext:value-type="percentage">
            <text:p>314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48" calcext:value-type="percentage">
            <text:p>64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355" calcext:value-type="percentage">
            <text:p>5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X20:.AX146])" office:value-type="percentage" office:value="0.468" calcext:value-type="percentage">
            <text:p>46.80%</text:p>
          </table:table-cell>
          <table:table-cell table:number-columns-repeated="97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2" calcext:value-type="float">
            <text:p>36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2" table:formula="of:=[.C18]+([.B18]-1)*20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5" table:formula="of:=([.L20]+[.M20]*[.$D20])" office:value-type="percentage" office:value="0.85" calcext:value-type="percentage">
            <text:p>85.00%</text:p>
          </table:table-cell>
          <table:table-cell table:style-name="ce35" table:formula="of:=[.N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U20]+[.V20]*[.$D20])*[.$I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A20]+[.AB20]*[.$D20])*[.$I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C22]+([.B22]-1)*20" office:value-type="float" office:value="68" calcext:value-type="float">
            <text:p>68</text:p>
          </table:table-cell>
          <table:table-cell table:style-name="ce4" table:number-columns-repeated="4"/>
          <table:table-cell table:style-name="ce36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7" table:formula="of:=([.O23]+[.P23]*[.$D23])" office:value-type="percentage" office:value="1.35" calcext:value-type="percentage">
            <text:p>135.00%</text:p>
          </table:table-cell>
          <table:table-cell table:style-name="ce37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G23]+[.AH23]*[.$D23])*[.$I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8" table:formula="of:=([.R24]+[.S24]*[.$D24])" office:value-type="percentage" office:value="1.1" calcext:value-type="percentage">
            <text:p>110.00%</text:p>
          </table:table-cell>
          <table:table-cell table:style-name="ce38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C26]+([.B26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2" calcext:value-type="float">
            <text:p>36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4" table:formula="of:=([.L30]+[.M30]*[.$D30])" office:value-type="percentage" office:value="1.35" calcext:value-type="percentage">
            <text:p>135.00%</text:p>
          </table:table-cell>
          <table:table-cell table:style-name="ce34" table:formula="of:=[.N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C33]+([.B33]-1)*2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2" calcext:value-type="float">
            <text:p>22</text:p>
          </table:table-cell>
          <table:table-cell table:style-name="ce4" table:formula="of:=[.C34]+([.B34]-1)*20" office:value-type="float" office:value="62" calcext:value-type="float">
            <text:p>6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C36]+([.B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C37]+([.B37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7" table:formula="of:=([.AP37]+[.AQ37]*[.$D37])" office:value-type="percentage" office:value="0.595" calcext:value-type="percentage">
            <text:p>59.50%</text:p>
          </table:table-cell>
          <table:table-cell table:style-name="ce37" table:formula="of:=[.AR37]" office:value-type="percentage" office:value="5.355" calcext:value-type="percentage">
            <text:p>535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P37]+[.AQ37]*[.$D37])*[.$I37]" office:value-type="percentage" office:value="5.355" calcext:value-type="percentage">
            <text:p>535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9" table:formula="of:=([.AD38]+[.AE38]*[.$D38])" office:value-type="percentage" office:value="0.65" calcext:value-type="percentage">
            <text:p>65.00%</text:p>
          </table:table-cell>
          <table:table-cell table:style-name="ce39" table:formula="of:=[.AF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C39]+([.B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7" table:formula="of:=([.R39]+[.S39]*[.$D39])" office:value-type="percentage" office:value="0.845" calcext:value-type="percentage">
            <text:p>84.50%</text:p>
          </table:table-cell>
          <table:table-cell table:style-name="ce37" table:formula="of:=[.T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R39]+[.S39]*[.$D39])*[.$I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33" calcext:value-type="float">
            <text:p>133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" table:formula="of:=[.C42]+([.B42]-1)*20" office:value-type="float" office:value="32" calcext:value-type="float">
            <text:p>3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formula="of:=[.C43]+([.B43]-1)*2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415" calcext:value-type="percentage">
            <text:p>41.50%</text:p>
          </table:table-cell>
          <table:table-cell table:style-name="ce9" table:formula="of:=[.N43]" office:value-type="percentage" office:value="3.32" calcext:value-type="percentage">
            <text:p>33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3.32" calcext:value-type="percentage">
            <text:p>3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C44]+([.B44]-1)*20" office:value-type="float" office:value="34" calcext:value-type="float">
            <text:p>3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C45]+([.B45]-1)*20" office:value-type="float" office:value="25" calcext:value-type="float">
            <text:p>2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C46]+([.B46]-1)*20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8" table:formula="of:=([.L46]+[.M46]*[.$D46])" office:value-type="percentage" office:value="0.26" calcext:value-type="percentage">
            <text:p>26.00%</text:p>
          </table:table-cell>
          <table:table-cell table:style-name="ce38" table:formula="of:=[.N46]" office:value-type="percentage" office:value="2.34" calcext:value-type="percentage">
            <text:p>23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L46]+[.M46]*[.$D46])*[.$I46]" office:value-type="percentage" office:value="2.34" calcext:value-type="percentage">
            <text:p>23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G46]+[.AH46]*[.$D46])*[.$I46]" office:value-type="percentage" office:value="0.648" calcext:value-type="percentage">
            <text:p>64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J46]+[.AK46]*[.$D46])*[.$I46]" office:value-type="percentage" office:value="0.648" calcext:value-type="percentage">
            <text:p>64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V46]+[.AW46]*[.$D46])*[.$I46]" office:value-type="percentage" office:value="0.468" calcext:value-type="percentage">
            <text:p>46.80%</text:p>
          </table:table-cell>
          <table:table-cell table:style-name="ce15" table:number-columns-repeated="973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C47]+([.B47]-1)*20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37" calcext:value-type="float">
            <text:p>1737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1]+([.B51]-1)*2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55]+([.B55]-1)*20" office:value-type="float" office:value="9" calcext:value-type="float">
            <text:p>9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7]+([.B57]-1)*20" office:value-type="float" office:value="15" calcext:value-type="float">
            <text:p>15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59]+([.B59]-1)*20" office:value-type="float" office:value="49" calcext:value-type="float">
            <text:p>49</text:p>
          </table:table-cell>
          <table:table-cell table:number-columns-repeated="6"/>
          <table:table-cell table:style-name="ce9" table:formula="of:=300%+[.D59]*3%" office:value-type="percentage" office:value="4.47" calcext:value-type="percentage">
            <text:p>447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0]+([.B60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63]+([.B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21]+([.B121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62 - The Azarinth Sentinel" calcext:value-type="string">
            <text:p>Class 1: 36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62" calcext:value-type="float">
            <text:p>36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62 - Kin of Ash" calcext:value-type="string">
            <text:p>Class 2: 36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62" calcext:value-type="float">
            <text:p>36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133 - The Faen Valkyrie" calcext:value-type="string">
            <text:p>Class 3: 133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133" calcext:value-type="float">
            <text:p>133</text:p>
          </table:table-cell>
          <table:table-cell table:formula="of:=LEN([.C125])" office:value-type="float" office:value="3" calcext:value-type="float">
            <text:p>3</text:p>
          </table:table-cell>
          <table:table-cell table:formula="of:=REPT(&quot; &quot;; MAX([.$D$123:.$D$125])-[.D12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900" calcext:value-type="string">
            <text:p>Vit: <text:s/>900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885 [11,859.0]" calcext:value-type="string">
            <text:p>Int: <text:s/>885 [11,859.0]</text:p>
          </table:table-cell>
          <table:table-cell table:number-columns-repeated="3"/>
          <table:table-cell table:formula="of:=[.D6]" office:value-type="float" office:value="885" calcext:value-type="float">
            <text:p>8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1,859.0" calcext:value-type="string">
            <text:p>11,859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71.0%" calcext:value-type="string">
            <text:p>Resilience: 3,271.0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71.0%" calcext:value-type="string">
            <text:p>3,271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6.0%" calcext:value-type="string">
            <text:p>Damage+: <text:s text:c="3"/>1,556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6.0%" calcext:value-type="string">
            <text:p>1,556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13,212" calcext:value-type="string">
            <text:p>Health: <text:s/>13,212</text:p>
          </table:table-cell>
          <table:table-cell table:formula="of:=TEXT([.R2];&quot;#,##0&quot;)" office:value-type="string" office:string-value="13,212" calcext:value-type="string">
            <text:p>13,212</text:p>
          </table:table-cell>
          <table:table-cell table:formula="of:=LEN([.B143])" office:value-type="float" office:value="6" calcext:value-type="float">
            <text:p>6</text:p>
          </table:table-cell>
          <table:table-cell table:formula="of:=REPT(&quot; &quot;;MAX([.$C$143:.$C$145])-[.C14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31.9]" calcext:value-type="string">
            <text:p>hp/sec: <text:s/>0.27% [31.9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31.9" calcext:value-type="string">
            <text:p>31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9]" calcext:value-type="string">
            <text:p>w/Med: <text:s text:c="2"/>0.27% [54.9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65% [hp x 41.11]" calcext:value-type="string">
            <text:p>Mitigation: <text:s text:c="6"/>97.565% [hp x 41.11]</text:p>
          </table:table-cell>
          <table:table-cell/>
          <table:table-cell table:formula="of:=TEXT([.P13];&quot;#,##0.000%&quot;)" office:value-type="string" office:string-value="97.565%" calcext:value-type="string">
            <text:p>97.565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1.11" calcext:value-type="string">
            <text:p>41.11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538,838.2" calcext:value-type="string">
            <text:p>Effective Health: 538,838.2</text:p>
          </table:table-cell>
          <table:table-cell/>
          <table:table-cell table:formula="of:=TEXT([.R13];&quot;#,##0.0&quot;)" office:value-type="string" office:string-value="538,838.2" calcext:value-type="string">
            <text:p>538,838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8 Absolute Destruction     x3 " calcext:value-type="string">
            <text:p>3-28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8" calcext:value-type="float">
            <text:p>28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8 Sentinel Sphere          x1 " calcext:value-type="string">
            <text:p>3-28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8" calcext:value-type="float">
            <text:p>28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7 Azarinth Perception      x8 " calcext:value-type="string">
            <text:p>3-27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7" calcext:value-type="float">
            <text:p>27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6 Heart of Cinder          x9 " calcext:value-type="string">
            <text:p>3-26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6" calcext:value-type="float">
            <text:p>26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22 Storm of Cinders         x2 " calcext:value-type="string">
            <text:p>3-22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22" calcext:value-type="float">
            <text:p>22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6 Ashen Wings              x9 " calcext:value-type="string">
            <text:p>3-26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6" calcext:value-type="float">
            <text:p>26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9" calcext:value-type="float">
            <text:p>19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9.5% =&gt; 535.5%" calcext:value-type="string">
            <text:p>59.5% =&gt; 535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9" calcext:value-type="float">
            <text:p>29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2-12 Force                    x2 " calcext:value-type="string">
            <text:p>2-12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2" calcext:value-type="float">
            <text:p>12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13 Flare of Creation        x8 [41.5% =&gt; 332.0% Resilience]" calcext:value-type="string">
            <text:p>2-13 Flare of Creation <text:s text:c="7"/>x8 [41.5% =&gt; 33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3" calcext:value-type="float">
            <text:p>13</text:p>
          </table:table-cell>
          <table:table-cell table:formula="of:=IF([.H181]&lt;10; &quot;  &quot;; &quot; &quot;)" office:value-type="string" office:string-value=" " calcext:value-type="string">
            <text:p><text:s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41.5% =&gt; 332.0%" calcext:value-type="string">
            <text:p>41.5% =&gt; 33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14 Displacement             x2 " calcext:value-type="string">
            <text:p>2-14 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4" calcext:value-type="float">
            <text:p>14</text:p>
          </table:table-cell>
          <table:table-cell table:formula="of:=IF([.H182]&lt;10; &quot;  &quot;; &quot; &quot;)" office:value-type="string" office:string-value=" " calcext:value-type="string">
            <text:p><text:s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2-5  Space Shift              x2 " calcext:value-type="string">
            <text:p>2-5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5" calcext:value-type="float">
            <text:p>5</text:p>
          </table:table-cell>
          <table:table-cell table:formula="of:=IF([.H183]&lt;10; &quot;  &quot;; &quot; &quot;)" office:value-type="string" office:string-value="  " calcext:value-type="string">
            <text:p><text:s text:c="2"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style-name="ce21" table:formula="of:=COM.MICROSOFT.CONCAT([.G184]; &quot;-&quot;; [.H184]; [.I184]; [.A46]; [.J184]; [.C184]; [.K184]; [.L184]; [.M184]; [.N184];[.O184];[.P184];[.Q184]; [.S184];[.T184] )" office:value-type="string" office:string-value="2-2  Body of the Valkyrie     x9 [26.0% =&gt; 234.0% Resilience, 7.2% =&gt; 64.8% Physical Resistance, 5.0% =&gt; 64.8% Magic Resistance, 5.2% =&gt; 46.8% Health]" calcext:value-type="string">
            <text:p>2-2 <text:s/>Body of the Valkyrie <text:s text:c="4"/>x9 [26.0% =&gt; 234.0% Resilience, 7.2% =&gt; 64.8% Physical Resistance, 5.0% =&gt; 64.8% Magic Resistance, 5.2% =&gt; 46.8% Health]</text:p>
          </table:table-cell>
          <table:table-cell table:style-name="ce21"/>
          <table:table-cell table:style-name="ce28" table:formula="of:=TEXT([.I46]; &quot;x# &quot;)" office:value-type="string" office:string-value="x9 " calcext:value-type="string">
            <text:p>x9 </text:p>
          </table:table-cell>
          <table:table-cell table:style-name="ce21" table:formula="of:=LEN([.A46])" office:value-type="float" office:value="20" calcext:value-type="float">
            <text:p>20</text:p>
          </table:table-cell>
          <table:table-cell table:style-name="ce21" table:formula="of:=[.$D$155]-[.D184]+1+IF([.I46]&lt;10;1;0)" office:value-type="float" office:value="5" calcext:value-type="float">
            <text:p>5</text:p>
          </table:table-cell>
          <table:table-cell table:style-name="ce21"/>
          <table:table-cell table:style-name="ce21" table:formula="of:=[.B46]" office:value-type="float" office:value="2" calcext:value-type="float">
            <text:p>2</text:p>
          </table:table-cell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IF([.H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E184])" office:value-type="string" office:string-value="     " calcext:value-type="string">
            <text:p><text:s text:c="5"/></text:p>
          </table:table-cell>
          <table:table-cell table:style-name="ce21" table:formula="of:=IF([.L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J46];&quot;#,##0.0%&quot;); [.$L$155]; TEXT([.K46];&quot;#,##0.0%&quot;))" office:value-type="string" office:string-value="26.0% =&gt; 234.0%" calcext:value-type="string">
            <text:p>26.0% =&gt; 23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J13];&quot;#,##0.0%&quot;);[.$L$155]; TEXT([.AL46];&quot;#,##0.0%&quot;))" office:value-type="string" office:string-value="7.2% =&gt; 64.8%" calcext:value-type="string">
            <text:p>7.2% =&gt; 64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G46];&quot;#,##0.0%&quot;); [.$L$155]; TEXT([.AI46];&quot;#,##0.0%&quot;))" office:value-type="string" office:string-value="5.0% =&gt; 64.8%" calcext:value-type="string">
            <text:p>5.0% =&gt; 64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V13];&quot;#,##0.0%&quot;);[.$L$155]; TEXT([.AX46];&quot;#,##0.0%&quot;))" office:value-type="string" office:string-value="5.2% =&gt; 46.8%" calcext:value-type="string">
            <text:p>5.2% =&gt; 46.8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4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19 Space Awareness          x8 " calcext:value-type="string">
            <text:p>1-19 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19" calcext:value-type="float">
            <text:p>19</text:p>
          </table:table-cell>
          <table:table-cell table:formula="of:=IF([.H185]&lt;10; &quot;  &quot;; &quot; &quot;)" office:value-type="string" office:string-value=" " calcext:value-type="string">
            <text:p><text:s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11 Deviant of Humanity" calcext:value-type="string">
            <text:p>1-11 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11" calcext:value-type="float">
            <text:p>11</text:p>
          </table:table-cell>
          <table:table-cell table:formula="of:=IF([.H18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9  Harmony of the Drowned" calcext:value-type="string">
            <text:p>1-9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9" calcext:value-type="float">
            <text:p>9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5 Identify" calcext:value-type="string">
            <text:p>1-15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5" calcext:value-type="float">
            <text:p>15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9  Meditation" calcext:value-type="string">
            <text:p>3-9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9" calcext:value-type="float">
            <text:p>9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3  Monster Hunter" calcext:value-type="string">
            <text:p>3-3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3" calcext:value-type="float">
            <text:p>3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5  Soul Perception" calcext:value-type="string">
            <text:p>1-5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5" calcext:value-type="float">
            <text:p>5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3  Wood Magic Resistance" calcext:value-type="string">
            <text:p>2-3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3" calcext:value-type="float">
            <text:p>3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A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A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&quot;; [.A38] ;&quot;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A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A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Magic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62 - The Azarinth Sentinel" calcext:value-type="string">
            <text:p>Class 1: 362 - The Azarinth Sentinel</text:p>
          </table:table-cell>
        </table:table-row>
        <table:table-row table:style-name="ro1">
          <table:table-cell table:formula="of:=[$Calculations.A124]" office:value-type="string" office:string-value="Class 2: 362 - Kin of Ash" calcext:value-type="string">
            <text:p>Class 2: 362 - Kin of Ash</text:p>
          </table:table-cell>
        </table:table-row>
        <table:table-row table:style-name="ro1">
          <table:table-cell table:formula="of:=[$Calculations.A125]" office:value-type="string" office:string-value="Class 3: 133 - The Faen Valkyrie" calcext:value-type="string">
            <text:p>Class 3: 133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900" calcext:value-type="string">
            <text:p>Vit: <text:s/>900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885 [11,859.0]" calcext:value-type="string">
            <text:p>Int: <text:s/>885 [11,859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71.0%" calcext:value-type="string">
            <text:p>Resilience: 3,271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13,212" calcext:value-type="string">
            <text:p>Health: <text:s/>13,212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31.9]" calcext:value-type="string">
            <text:p>hp/sec: <text:s/>0.27% [31.9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65% [hp x 41.11]" calcext:value-type="string">
            <text:p>Mitigation: <text:s text:c="6"/>97.565% [hp x 41.11]</text:p>
          </table:table-cell>
        </table:table-row>
        <table:table-row table:style-name="ro1">
          <table:table-cell table:formula="of:=[$Calculations.A153]" office:value-type="string" office:string-value="Effective Health: 538,838.2" calcext:value-type="string">
            <text:p>Effective Health: 538,838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8 Absolute Destruction     x3 " calcext:value-type="string">
            <text:p>3-28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8 Sentinel Sphere          x1 " calcext:value-type="string">
            <text:p>3-28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7 Azarinth Perception      x8 " calcext:value-type="string">
            <text:p>3-27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6 Heart of Cinder          x9 " calcext:value-type="string">
            <text:p>3-26 Heart of Cinder <text:s text:c="9"/>x9 </text:p>
          </table:table-cell>
        </table:table-row>
        <table:table-row table:style-name="ro1">
          <table:table-cell table:formula="of:=[$Calculations.A172]" office:value-type="string" office:string-value="3-22 Storm of Cinders         x2 " calcext:value-type="string">
            <text:p>3-22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175]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2-12 Force                    x2 " calcext:value-type="string">
            <text:p>2-12 Force <text:s text:c="19"/>x2 </text:p>
          </table:table-cell>
        </table:table-row>
        <table:table-row table:style-name="ro1">
          <table:table-cell table:formula="of:=[$Calculations.A181]" office:value-type="string" office:string-value="2-13 Flare of Creation        x8 [41.5% =&gt; 332.0% Resilience]" calcext:value-type="string">
            <text:p>2-13 Flare of Creation <text:s text:c="7"/>x8 [41.5% =&gt; 332.0% Resilience]</text:p>
          </table:table-cell>
        </table:table-row>
        <table:table-row table:style-name="ro1">
          <table:table-cell table:formula="of:=[$Calculations.A182]" office:value-type="string" office:string-value="2-14 Displacement             x2 " calcext:value-type="string">
            <text:p>2-14 Displacement <text:s text:c="12"/>x2 </text:p>
          </table:table-cell>
        </table:table-row>
        <table:table-row table:style-name="ro1">
          <table:table-cell table:formula="of:=[$Calculations.A183]" office:value-type="string" office:string-value="2-5  Space Shift              x2 " calcext:value-type="string">
            <text:p>2-5 <text:s/>Space Shift <text:s text:c="13"/>x2 </text:p>
          </table:table-cell>
        </table:table-row>
        <table:table-row table:style-name="ro1">
          <table:table-cell table:formula="of:=[$Calculations.A184]" office:value-type="string" office:string-value="2-2  Body of the Valkyrie     x9 [26.0% =&gt; 234.0% Resilience, 7.2% =&gt; 64.8% Physical Resistance, 5.0% =&gt; 64.8% Magic Resistance, 5.2% =&gt; 46.8% Health]" calcext:value-type="string">
            <text:p>2-2 <text:s/>Body of the Valkyrie <text:s text:c="4"/>x9 [26.0% =&gt; 234.0% Resilience, 7.2% =&gt; 64.8% Physical Resistance, 5.0% =&gt; 64.8% Magic Resistance, 5.2% =&gt; 46.8% Health]</text:p>
          </table:table-cell>
        </table:table-row>
        <table:table-row table:style-name="ro1">
          <table:table-cell table:formula="of:=[$Calculations.A185]" office:value-type="string" office:string-value="1-19 Space Awareness          x8 " calcext:value-type="string">
            <text:p>1-19 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196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197]" office:value-type="string" office:string-value="3-3  Monster Hunter" calcext:value-type="string">
            <text:p>3-3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27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276]" office:value-type="string" office:string-value="        You’re more resilient to cuts and pressure - Water Magic 3rd" calcext:value-type="string">
            <text:p><text:s text:c="8"/>You’re more resilient to cuts and pressure - Water Magic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8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9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80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8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2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28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5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6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9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9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4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5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6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297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8:38:06.246000000</dc:date>
    <meta:generator>LibreOffice/7.0.5.2$Windows_X86_64 LibreOffice_project/64390860c6cd0aca4beafafcfd84613dd9dfb63a</meta:generator>
    <meta:editing-duration>PT8H29M28S</meta:editing-duration>
    <meta:editing-cycles>70</meta:editing-cycles>
    <meta:document-statistic meta:table-count="2" meta:cell-count="1644" meta:object-count="0"/>
    <meta:user-defined meta:name="AppVersion">16.0300</meta:user-defined>
  </office:meta>
</office:document-meta>
</file>